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c3b" officeooo:paragraph-rsid="000abc3b"/>
    </style:style>
    <style:style style:name="P2" style:family="paragraph" style:parent-style-name="Standard">
      <style:text-properties officeooo:rsid="000c59d9" officeooo:paragraph-rsid="000c59d9"/>
    </style:style>
    <style:style style:name="P3" style:family="paragraph" style:parent-style-name="Standard">
      <style:text-properties officeooo:rsid="000dde26" officeooo:paragraph-rsid="000dde26"/>
    </style:style>
    <style:style style:name="P4" style:family="paragraph" style:parent-style-name="Standard">
      <style:text-properties officeooo:rsid="000f39fb" officeooo:paragraph-rsid="000f39fb"/>
    </style:style>
    <style:style style:name="P5" style:family="paragraph" style:parent-style-name="Standard">
      <style:text-properties officeooo:rsid="000f7ee7" officeooo:paragraph-rsid="000f7ee7"/>
    </style:style>
    <style:style style:name="P6" style:family="paragraph" style:parent-style-name="Standard">
      <style:text-properties officeooo:rsid="00116119" officeooo:paragraph-rsid="00116119"/>
    </style:style>
    <style:style style:name="P7" style:family="paragraph" style:parent-style-name="Standard">
      <style:text-properties fo:font-weight="bold" officeooo:rsid="00116119" officeooo:paragraph-rsid="00116119" style:font-weight-asian="bold" style:font-weight-complex="bold"/>
    </style:style>
    <style:style style:name="P8" style:family="paragraph" style:parent-style-name="Standard">
      <style:text-properties officeooo:rsid="001307e8" officeooo:paragraph-rsid="001307e8"/>
    </style:style>
    <style:style style:name="P9" style:family="paragraph" style:parent-style-name="Standard">
      <style:text-properties fo:font-weight="normal" officeooo:rsid="0014796a" officeooo:paragraph-rsid="0014796a" style:font-weight-asian="normal" style:font-weight-complex="normal"/>
    </style:style>
    <style:style style:name="P10" style:family="paragraph" style:parent-style-name="Standard">
      <style:text-properties fo:font-weight="normal" officeooo:rsid="0014796a" officeooo:paragraph-rsid="0014796a" fo:background-color="#ffff00" style:font-weight-asian="normal" style:font-weight-complex="normal"/>
    </style:style>
    <style:style style:name="P11" style:family="paragraph" style:parent-style-name="Standard">
      <style:text-properties fo:font-weight="normal" officeooo:rsid="00157f7f" officeooo:paragraph-rsid="00157f7f" fo:background-color="#ffff00" style:font-weight-asian="normal" style:font-weight-complex="normal"/>
    </style:style>
    <style:style style:name="P12" style:family="paragraph" style:parent-style-name="Standard">
      <style:text-properties fo:font-weight="normal" officeooo:rsid="00157f7f" officeooo:paragraph-rsid="00157f7f" fo:background-color="transparent" style:font-weight-asian="normal" style:font-weight-complex="normal"/>
    </style:style>
    <style:style style:name="P13" style:family="paragraph" style:parent-style-name="Standard">
      <style:text-properties officeooo:rsid="00116119" officeooo:paragraph-rsid="00116119" fo:background-color="#ffff00"/>
    </style:style>
    <style:style style:name="P14" style:family="paragraph" style:parent-style-name="Standard">
      <style:text-properties officeooo:rsid="000f7ee7" officeooo:paragraph-rsid="000f7ee7" fo:background-color="#ffff00"/>
    </style:style>
    <style:style style:name="P15" style:family="paragraph" style:parent-style-name="Standard">
      <style:text-properties officeooo:rsid="000f39fb" officeooo:paragraph-rsid="000f39fb" fo:background-color="#ffff00"/>
    </style:style>
    <style:style style:name="P16" style:family="paragraph" style:parent-style-name="Standard">
      <style:text-properties officeooo:rsid="000c59d9" officeooo:paragraph-rsid="000c59d9" fo:background-color="#ffff00"/>
    </style:style>
    <style:style style:name="P17" style:family="paragraph" style:parent-style-name="Standard">
      <style:text-properties officeooo:rsid="00157f7f" officeooo:paragraph-rsid="00157f7f"/>
    </style:style>
    <style:style style:name="T1" style:family="text">
      <style:text-properties officeooo:rsid="000c59d9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9fb" style:font-weight-asian="bold" style:font-weight-complex="bold"/>
    </style:style>
    <style:style style:name="T5" style:family="text">
      <style:text-properties fo:font-weight="bold" officeooo:rsid="00116119" style:font-weight-asian="bold" style:font-weight-complex="bold"/>
    </style:style>
    <style:style style:name="T6" style:family="text">
      <style:text-properties fo:font-weight="bold" officeooo:rsid="0014796a" style:font-weight-asian="bold" style:font-weight-complex="bold"/>
    </style:style>
    <style:style style:name="T7" style:family="text">
      <style:text-properties officeooo:rsid="00116119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535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<text:span text:style-name="T3">To clone an existing online repository on your local computer,</text:span></text:p>
      <text:p text:style-name="P1"/>
      <text:p text:style-name="P1"><text:span text:style-name="T9">git clone </text:span><text:a xlink:type="simple" xlink:href="https://github.com/kumarsaroj18/travel-site-files.git" text:style-name="Internet_20_link" text:visited-style-name="Visited_20_Internet_20_Link"><text:span text:style-name="T9">https://github.com/kumarsaroj18/travel-site-files.git</text:span></text:a></text:p>
      <text:p text:style-name="P1"/>
      <text:p text:style-name="P2">2. <text:span text:style-name="T3">To check, which remote repo, our local repo points to,</text:span></text:p>
      <text:p text:style-name="P2"/>
      <text:p text:style-name="P16">git remote -v</text:p>
      <text:p text:style-name="P2"/>
      <text:p text:style-name="P3">the above command will show the detail of remote repo, on which we can pull and push our local repo changes</text:p>
      <text:p text:style-name="P3"/>
      <text:p text:style-name="P3">3. <text:span text:style-name="T4">In order to update the origin of the remote repo in our current local repo,</text:span></text:p>
      <text:p text:style-name="P3"/>
      <text:p text:style-name="P15">git remote set-url origin new-url-link-copied-from-web-repository-site</text:p>
      <text:p text:style-name="P4"/>
      <text:p text:style-name="P5">4. <text:span text:style-name="T3">Now to push our </text:span><text:span text:style-name="T5">newly created repo on our computer</text:span><text:span text:style-name="T3"> to the remote server,</text:span></text:p>
      <text:p text:style-name="P5"/>
      <text:p text:style-name="P14">git push origin master</text:p>
      <text:p text:style-name="P5"/>
      <text:p text:style-name="P5">here push is the command through which our local <text:span text:style-name="T7">repo (cloned from other’s repo in step step 1)</text:span> are uploaded to the remote git hosting server <text:span text:style-name="T7">(in this case,our own repo on remote server)</text:span>, and origin is the location which we set in the 3<text:span text:style-name="T2">rd</text:span> step, and master is the branch in which the current changes will be saved on the remote location.</text:p>
      <text:p text:style-name="P6">The name of the local repo must match with the name of remote one.</text:p>
      <text:p text:style-name="P5"/>
      <text:p text:style-name="P7">5. To check the status of our current local repo:</text:p>
      <text:p text:style-name="P6"/>
      <text:p text:style-name="P13">git status</text:p>
      <text:p text:style-name="P6"/>
      <text:p text:style-name="P8">6. <text:span text:style-name="T6">Add the local changes in the file in the staging area of our local repo</text:span></text:p>
      <text:p text:style-name="P8"><text:span text:style-name="T6"/></text:p>
      <text:p text:style-name="P10">git add -A</text:p>
      <text:p text:style-name="P9"/>
      <text:p text:style-name="P9">here A stands for all, <text:span text:style-name="T10">however, if we want to stage any particular file, say index.html, then</text:span></text:p>
      <text:p text:style-name="P9"/>
      <text:p text:style-name="P10">git add index.html</text:p>
      <text:p text:style-name="P10"/>
      <text:p text:style-name="P12">7. <text:span text:style-name="T3">To commit the staged file, into repo</text:span></text:p>
      <text:p text:style-name="P12"><text:span text:style-name="T3"/></text:p>
      <text:p text:style-name="P11">git commit -m ‘message to commit’</text:p>
      <text:p text:style-name="P11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oj Kumar</meta:initial-creator>
    <meta:creation-date>2018-02-12T03:21:37.872934555</meta:creation-date>
    <meta:generator>LibreOffice/5.1.6.2$Linux_X86_64 LibreOffice_project/10m0$Build-2</meta:generator>
    <dc:date>2018-02-12T03:37:43.396408926</dc:date>
    <dc:creator>Saroj Kumar</dc:creator>
    <meta:editing-duration>PT16M2S</meta:editing-duration>
    <meta:editing-cycles>10</meta:editing-cycles>
    <meta:document-statistic meta:table-count="0" meta:image-count="0" meta:object-count="0" meta:page-count="1" meta:paragraph-count="19" meta:word-count="231" meta:character-count="1278" meta:non-whitespace-character-count="1066"/>
  </office:meta>
</office:document-meta>
</file>